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8266_rem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2.7mm_M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2.7mm_M2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_PH_S2B-PH-K_02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SMF050_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-SOT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-3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L1100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Push-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KMR2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Push-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,R4,R3,R2</text:p>
          </table:table-cell>
          <table:table-cell office:value-type="string" calcext:value-type="string">
            <text:p>R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W_SIGNAL_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4,D2</text:p>
          </table:table-cell>
          <table:table-cell office:value-type="string" calcext:value-type="string">
            <text:p>MBR120_SCHOTTSKY_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afruit_es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_esp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1,TP3</text:p>
          </table:table-cell>
          <table:table-cell office:value-type="string" calcext:value-type="string">
            <text:p>Measurement_Point_Square-TH_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Measurement_Point_Round-T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Measurement_Point_Round-T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5</text:p>
          </table:table-cell>
          <table:table-cell office:value-type="string" calcext:value-type="string">
            <text:p>Measurement_Point_Round-T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+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Measurement_Point_Round-T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7</text:p>
          </table:table-cell>
          <table:table-cell office:value-type="string" calcext:value-type="string">
            <text:p>Measurement_Point_Round-T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LibreOffice/5.1.6.2$Linux_X86_64 LibreOffice_project/10m0$Build-2</meta:generator>
  </office:meta>
</office:document-meta>
</file>